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5cm" fo:min-width="6.25cm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2.876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5cm" svg:height="9.75cm" svg:x="5.75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0.962cm" svg:x="8.3cm" svg:y="13.6cm">
          <draw:text-box>
            <text:p>(x,y)</text:p>
          </draw:text-box>
        </draw:frame>
        <draw:frame draw:style-name="gr3" draw:text-style-name="P2" draw:layer="layout" svg:width="3.45cm" svg:height="1.673cm" svg:x="12.3cm" svg:y="13.6cm">
          <draw:text-box>
            <text:p>(x+w/2,y)</text:p>
          </draw:text-box>
        </draw:frame>
        <draw:frame draw:style-name="gr3" draw:text-style-name="P2" draw:layer="layout" svg:width="4.7cm" svg:height="1.673cm" svg:x="12.3cm" svg:y="2.506cm">
          <draw:text-box>
            <text:p>(x+w/2,y+h)</text:p>
          </draw:text-box>
        </draw:frame>
        <draw:frame draw:style-name="gr3" draw:text-style-name="P2" draw:layer="layout" svg:width="4.7cm" svg:height="1.673cm" svg:x="3.3cm" svg:y="2.577cm">
          <draw:text-box>
            <text:p>(x-w/2,y+h)</text:p>
          </draw:text-box>
        </draw:frame>
        <draw:frame draw:style-name="gr3" draw:text-style-name="P2" draw:layer="layout" svg:width="3.45cm" svg:height="1.673cm" svg:x="3.6cm" svg:y="13.601cm">
          <draw:text-box>
            <text:p>(x-w/2,y)</text:p>
          </draw:text-box>
        </draw:frame>
        <draw:frame draw:style-name="gr4" draw:text-style-name="P2" draw:layer="layout" svg:width="1cm" svg:height="1.25cm" svg:x="8.5cm" svg:y="12.85cm">
          <draw:text-box>
            <text:p>X</text:p>
          </draw:text-box>
        </draw:frame>
        <draw:frame draw:style-name="gr4" draw:text-style-name="P2" draw:layer="layout" svg:width="1cm" svg:height="1.25cm" svg:x="12cm" svg:y="12.85cm">
          <draw:text-box>
            <text:p>X</text:p>
          </draw:text-box>
        </draw:frame>
        <draw:frame draw:style-name="gr4" draw:text-style-name="P2" draw:layer="layout" svg:width="1cm" svg:height="1.25cm" svg:x="12cm" svg:y="3.05cm">
          <draw:text-box>
            <text:p>X</text:p>
          </draw:text-box>
        </draw:frame>
        <draw:frame draw:style-name="gr4" draw:text-style-name="P2" draw:layer="layout" svg:width="1cm" svg:height="1.25cm" svg:x="5.3cm" svg:y="12.85cm">
          <draw:text-box>
            <text:p>X</text:p>
          </draw:text-box>
        </draw:frame>
        <draw:frame draw:style-name="gr4" draw:text-style-name="P2" draw:layer="layout" svg:width="1cm" svg:height="1.25cm" svg:x="5.3cm" svg:y="3.05cm">
          <draw:text-box>
            <text:p>X</text:p>
          </draw:text-box>
        </draw:frame>
        <draw:custom-shape draw:style-name="gr5" draw:text-style-name="P1" draw:layer="layout" svg:width="6.75cm" svg:height="3.75cm" svg:x="6.25cm" svg:y="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1cm" svg:height="1.25cm" svg:x="5.3cm" svg:y="12.85cm">
          <draw:text-box>
            <text:p>X</text:p>
          </draw:text-box>
        </draw:frame>
        <draw:frame draw:style-name="gr4" draw:text-style-name="P2" draw:layer="layout" svg:width="1cm" svg:height="1.25cm" svg:x="5.7cm" svg:y="24.35cm">
          <draw:text-box>
            <text:p>X</text:p>
          </draw:text-box>
        </draw:frame>
        <draw:frame draw:style-name="gr4" draw:text-style-name="P2" draw:layer="layout" svg:width="1cm" svg:height="1.25cm" svg:x="9cm" svg:y="24.35cm">
          <draw:text-box>
            <text:p>X</text:p>
          </draw:text-box>
        </draw:frame>
        <draw:frame draw:style-name="gr4" draw:text-style-name="P2" draw:layer="layout" svg:width="1cm" svg:height="1.25cm" svg:x="12.5cm" svg:y="24.35cm">
          <draw:text-box>
            <text:p>X</text:p>
          </draw:text-box>
        </draw:frame>
        <draw:frame draw:style-name="gr4" draw:text-style-name="P2" draw:layer="layout" svg:width="1cm" svg:height="1.25cm" svg:x="9.2cm" svg:y="20.45cm">
          <draw:text-box>
            <text:p>X</text:p>
          </draw:text-box>
        </draw:frame>
        <draw:frame draw:style-name="gr2" draw:text-style-name="P2" draw:layer="layout" svg:width="2.5cm" svg:height="0.962cm" svg:x="8.5cm" svg:y="25.3cm">
          <draw:text-box>
            <text:p>(x,y)</text:p>
          </draw:text-box>
        </draw:frame>
        <draw:frame draw:style-name="gr3" draw:text-style-name="P2" draw:layer="layout" svg:width="3.45cm" svg:height="1.673cm" svg:x="12cm" svg:y="25.301cm">
          <draw:text-box>
            <text:p>(x+w/2,y)</text:p>
          </draw:text-box>
        </draw:frame>
        <draw:frame draw:style-name="gr3" draw:text-style-name="P2" draw:layer="layout" svg:width="3.45cm" svg:height="1.673cm" svg:x="4cm" svg:y="25.202cm">
          <draw:text-box>
            <text:p>(x-w/2,y)</text:p>
          </draw:text-box>
        </draw:frame>
        <draw:frame draw:style-name="gr3" draw:text-style-name="P2" draw:layer="layout" svg:width="3.45cm" svg:height="1.673cm" svg:x="8.4cm" svg:y="19.802cm">
          <draw:text-box>
            <text:p>(x,y+h)</text:p>
          </draw:text-box>
        </draw:frame>
        <draw:frame draw:style-name="gr6" draw:text-style-name="P2" draw:layer="layout" svg:width="13.25cm" svg:height="1.75cm" svg:x="3.5cm" svg:y="15.75cm">
          <draw:text-box>
            <text:p>Mur, fenêtre, porte : ce n’est qu’un rectangle.</text:p>
          </draw:text-box>
        </draw:frame>
        <draw:frame draw:style-name="gr7" draw:text-style-name="P2" draw:layer="layout" svg:width="15cm" svg:height="1.5cm" svg:x="3.5cm" svg:y="26.75cm">
          <draw:text-box>
            <text:p>Toit : un triangle à trac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04:17.107739584</meta:creation-date>
    <dc:date>2022-11-07T15:15:18.649852296</dc:date>
    <meta:editing-duration>PT11M2S</meta:editing-duration>
    <meta:editing-cycles>1</meta:editing-cycles>
    <meta:document-statistic meta:object-count="23"/>
    <meta:generator>LibreOffice/7.4.2.3$Linux_X86_64 LibreOffice_project/40$Build-3</meta:generator>
  </office:meta>
</office:document-meta>
</file>